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60d2" officeooo:paragraph-rsid="001d60d2" style:font-size-asian="12pt" style:font-name-complex="B Nazanin" style:font-size-complex="12pt"/>
    </style:style>
    <style:style style:name="P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80c4" officeooo:paragraph-rsid="001d80c4" style:font-size-asian="12pt" style:font-name-complex="B Nazanin" style:font-size-complex="12pt"/>
    </style:style>
    <style:style style:name="P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e4262" officeooo:paragraph-rsid="001f627a" style:font-size-asian="12pt" style:font-name-complex="B Nazanin" style:font-size-complex="12pt"/>
    </style:style>
    <style:style style:name="P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05740" officeooo:paragraph-rsid="00205740" style:font-size-asian="12pt" style:font-name-complex="B Nazanin" style:font-size-complex="12pt"/>
    </style:style>
    <style:style style:name="P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16d87" officeooo:paragraph-rsid="00216d87" style:font-size-asian="12pt" style:font-name-complex="B Nazanin" style:font-size-complex="12pt"/>
    </style:style>
    <style:style style:name="P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906d" officeooo:paragraph-rsid="0023906d" style:font-size-asian="12pt" style:font-name-complex="B Nazanin" style:font-size-complex="12pt"/>
    </style:style>
    <style:style style:name="P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16d87" officeooo:paragraph-rsid="00216d87" style:font-size-asian="12pt" style:font-weight-asian="normal" style:font-name-complex="B Nazanin" style:font-size-complex="12pt" style:font-weight-complex="normal"/>
    </style:style>
    <style:style style:name="P1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2d22" officeooo:paragraph-rsid="00232d22" style:font-size-asian="12pt" style:font-weight-asian="normal" style:font-name-complex="B Nazanin" style:font-size-complex="12pt" style:font-weight-complex="normal"/>
    </style:style>
    <style:style style:name="P1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3906d" style:font-size-asian="12pt" style:font-weight-asian="normal" style:font-name-complex="B Nazanin" style:font-size-complex="12pt" style:font-weight-complex="normal"/>
    </style:style>
    <style:style style:name="P1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62b06" style:font-size-asian="12pt" style:font-weight-asian="normal" style:font-name-complex="B Nazanin" style:font-size-complex="12pt" style:font-weight-complex="normal"/>
    </style:style>
    <style:style style:name="P1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62b06" style:font-size-asian="12pt" style:font-weight-asian="bold" style:font-name-complex="B Nazanin" style:font-size-complex="12pt" style:font-weight-complex="bold"/>
    </style:style>
    <style:style style:name="P1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76643" style:font-size-asian="12pt" style:font-weight-asian="bold" style:font-name-complex="B Nazanin" style:font-size-complex="12pt" style:font-weight-complex="bold"/>
    </style:style>
    <style:style style:name="P1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145f" officeooo:paragraph-rsid="0028145f" style:font-size-asian="12pt" style:font-weight-asian="bold" style:font-name-complex="B Nazanin" style:font-size-complex="12pt" style:font-weight-complex="bold"/>
    </style:style>
    <style:style style:name="P1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1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fbe6" officeooo:paragraph-rsid="002bfbe6" style:font-size-asian="12pt" style:font-weight-asian="bold" style:font-name-complex="B Nazanin" style:font-size-complex="12pt" style:font-weight-complex="bold"/>
    </style:style>
    <style:style style:name="P1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d81ee" officeooo:paragraph-rsid="002d81ee" style:font-size-asian="12pt" style:font-weight-asian="bold" style:font-name-complex="B Nazanin" style:font-size-complex="12pt" style:font-weight-complex="bold"/>
    </style:style>
    <style:style style:name="P1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76643" officeooo:paragraph-rsid="00276643" style:font-size-asian="12pt" style:font-weight-asian="normal" style:font-name-complex="B Nazanin" style:font-size-complex="12pt" style:font-weight-complex="normal"/>
    </style:style>
    <style:style style:name="P2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8145f" officeooo:paragraph-rsid="0028145f" style:font-size-asian="12pt" style:font-weight-asian="normal" style:font-name-complex="B Nazanin" style:font-size-complex="12pt" style:font-weight-complex="normal"/>
    </style:style>
    <style:style style:name="P2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8e8df" officeooo:paragraph-rsid="0028e8df" style:font-size-asian="12pt" style:font-weight-asian="normal" style:font-name-complex="B Nazanin" style:font-size-complex="12pt" style:font-weight-complex="normal"/>
    </style:style>
    <style:style style:name="P23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2b2394" officeooo:paragraph-rsid="002b2394" style:font-size-asian="12pt" style:font-weight-asian="normal" style:font-name-complex="B Nazanin" style:font-size-complex="12pt" style:font-weight-complex="normal"/>
    </style:style>
    <style:style style:name="P2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b2394" officeooo:paragraph-rsid="002b2394" style:font-size-asian="12pt" style:font-weight-asian="normal" style:font-name-complex="B Nazanin" style:font-size-complex="12pt" style:font-weight-complex="normal"/>
    </style:style>
    <style:style style:name="P2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b2394" officeooo:paragraph-rsid="002f559a" style:font-size-asian="12pt" style:font-weight-asian="normal" style:font-name-complex="B Nazanin" style:font-size-complex="12pt" style:font-weight-complex="normal"/>
    </style:style>
    <style:style style:name="P2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f559a" officeooo:paragraph-rsid="002f559a" style:font-size-asian="12pt" style:font-weight-asian="normal" style:font-name-complex="B Nazanin" style:font-size-complex="12pt" style:font-weight-complex="normal"/>
    </style:style>
    <style:style style:name="P2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10f34" officeooo:paragraph-rsid="00310f34" style:font-size-asian="12pt" style:font-weight-asian="normal" style:font-name-complex="B Nazanin" style:font-size-complex="12pt" style:font-weight-complex="normal"/>
    </style:style>
    <style:style style:name="P2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15453" officeooo:paragraph-rsid="00315453" style:font-size-asian="12pt" style:font-weight-asian="normal" style:font-name-complex="B Nazanin" style:font-size-complex="12pt" style:font-weight-complex="normal"/>
    </style:style>
    <style:style style:name="P2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9657a" officeooo:paragraph-rsid="0039657a" style:font-size-asian="12pt" style:font-weight-asian="normal" style:font-name-complex="B Nazanin" style:font-size-complex="12pt" style:font-weight-complex="normal"/>
    </style:style>
    <style:style style:name="P30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3d8a30" officeooo:paragraph-rsid="003d8a30" style:font-size-asian="12pt" style:font-weight-asian="normal" style:font-name-complex="B Nazanin" style:font-size-complex="12pt" style:font-weight-complex="normal"/>
    </style:style>
    <style:style style:name="P3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d8a30" officeooo:paragraph-rsid="003d8a30" style:font-size-asian="12pt" style:font-weight-asian="normal" style:font-name-complex="B Nazanin" style:font-size-complex="12pt" style:font-weight-complex="normal"/>
    </style:style>
    <style:style style:name="P3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d8a30" officeooo:paragraph-rsid="004317fe" style:font-size-asian="12pt" style:font-weight-asian="normal" style:font-name-complex="B Nazanin" style:font-size-complex="12pt" style:font-weight-complex="normal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3d8a30" officeooo:paragraph-rsid="00478846" style:font-size-asian="12pt" style:font-weight-asian="normal" style:font-name-complex="B Nazanin" style:font-size-complex="12pt" style:font-weight-complex="normal"/>
    </style:style>
    <style:style style:name="P3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17fe" officeooo:paragraph-rsid="004317fe" style:font-size-asian="12pt" style:font-weight-asian="normal" style:font-name-complex="B Nazanin" style:font-size-complex="12pt" style:font-weight-complex="normal"/>
    </style:style>
    <style:style style:name="P3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e6e8" officeooo:paragraph-rsid="0043e6e8" style:font-size-asian="12pt" style:font-weight-asian="normal" style:font-name-complex="B Nazanin" style:font-size-complex="12pt" style:font-weight-complex="normal"/>
    </style:style>
    <style:style style:name="P3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43fe6b" officeooo:paragraph-rsid="0043fe6b" style:font-size-asian="12pt" style:font-weight-asian="normal" style:font-name-complex="B Nazanin" style:font-size-complex="12pt" style:font-weight-complex="normal"/>
    </style:style>
    <style:style style:name="P3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fe6b" officeooo:paragraph-rsid="0043fe6b" style:font-size-asian="12pt" style:font-weight-asian="normal" style:font-name-complex="B Nazanin" style:font-size-complex="12pt" style:font-weight-complex="normal"/>
    </style:style>
    <style:style style:name="P3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487d2" officeooo:paragraph-rsid="004487d2" style:font-size-asian="12pt" style:font-weight-asian="normal" style:font-name-complex="B Nazanin" style:font-size-complex="12pt" style:font-weight-complex="normal"/>
    </style:style>
    <style:style style:name="P3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4bb0f" officeooo:paragraph-rsid="0044bb0f" style:font-size-asian="12pt" style:font-weight-asian="normal" style:font-name-complex="B Nazanin" style:font-size-complex="12pt" style:font-weight-complex="normal"/>
    </style:style>
    <style:style style:name="P4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6f4fa" officeooo:paragraph-rsid="0046f4fa" style:font-size-asian="12pt" style:font-weight-asian="normal" style:font-name-complex="B Nazanin" style:font-size-complex="12pt" style:font-weight-complex="normal"/>
    </style:style>
    <style:style style:name="P41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6f4fa" officeooo:paragraph-rsid="0046f4fa" style:font-size-asian="12pt" style:font-weight-asian="normal" style:font-name-complex="B Nazanin" style:font-size-complex="12pt" style:font-weight-complex="normal"/>
    </style:style>
    <style:style style:name="P4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78846" officeooo:paragraph-rsid="00478846" style:font-size-asian="12pt" style:font-weight-asian="normal" style:font-name-complex="B Nazanin" style:font-size-complex="12pt" style:font-weight-complex="normal"/>
    </style:style>
    <style:style style:name="P4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3d8a30" officeooo:paragraph-rsid="003d8a30" style:font-size-asian="12pt" style:font-weight-asian="bold" style:font-name-complex="B Nazanin" style:font-size-complex="12pt" style:font-weight-complex="bold"/>
    </style:style>
    <style:style style:name="P4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317fe" officeooo:paragraph-rsid="004317fe" style:font-size-asian="12pt" style:font-weight-asian="bold" style:font-name-complex="B Nazanin" style:font-size-complex="12pt" style:font-weight-complex="bold"/>
    </style:style>
    <style:style style:name="P4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3fe6b" officeooo:paragraph-rsid="0043fe6b" style:font-size-asian="12pt" style:font-weight-asian="bold" style:font-name-complex="B Nazanin" style:font-size-complex="12pt" style:font-weight-complex="bold"/>
    </style:style>
    <style:style style:name="P4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4bb0f" officeooo:paragraph-rsid="0044bb0f" style:font-size-asian="12pt" style:font-weight-asian="bold" style:font-name-complex="B Nazanin" style:font-size-complex="12pt" style:font-weight-complex="bold"/>
    </style:style>
    <style:style style:name="P4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6f4fa" officeooo:paragraph-rsid="0046f4fa" style:font-size-asian="12pt" style:font-weight-asian="bold" style:font-name-complex="B Nazanin" style:font-size-complex="12pt" style:font-weight-complex="bold"/>
    </style:style>
    <style:style style:name="P48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49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310f34" officeooo:paragraph-rsid="00310f34" style:font-size-asian="12pt" style:font-weight-asian="bold" style:font-name-complex="B Nazanin" style:font-size-complex="12pt" style:font-weight-complex="bold"/>
    </style:style>
    <style:style style:name="P50" style:family="paragraph" style:parent-style-name="Standard">
      <style:paragraph-properties fo:line-height="200%" fo:text-align="start" style:justify-single-word="false" style:writing-mode="lr-tb"/>
      <style:text-properties style:font-name="Noto Sans" fo:font-size="12pt" style:text-underline-style="none" fo:font-weight="normal" officeooo:rsid="002f559a" officeooo:paragraph-rsid="002f559a" style:font-size-asian="12pt" style:font-weight-asian="normal" style:font-name-complex="B Nazanin" style:font-size-complex="12pt" style:font-weight-complex="normal"/>
    </style:style>
    <style:style style:name="P51" style:family="paragraph" style:parent-style-name="Standard">
      <style:paragraph-properties fo:line-height="200%" fo:text-align="end" style:justify-single-word="false" fo:break-before="page" style:writing-mode="rl-tb"/>
      <style:text-properties fo:font-size="12pt" officeooo:paragraph-rsid="00315453" style:font-size-asian="12pt" style:font-size-complex="12pt"/>
    </style:style>
    <style:style style:name="P52" style:family="paragraph" style:parent-style-name="Standard">
      <style:paragraph-properties fo:line-height="200%" fo:text-align="end" style:justify-single-word="false" style:writing-mode="rl-tb"/>
      <style:text-properties fo:font-size="12pt" officeooo:rsid="00316bf7" officeooo:paragraph-rsid="00316bf7" style:font-size-asian="12pt" style:font-size-complex="12pt"/>
    </style:style>
    <style:style style:name="P53" style:family="paragraph" style:parent-style-name="Standard">
      <style:paragraph-properties fo:line-height="200%" fo:text-align="end" style:justify-single-word="false" style:writing-mode="rl-tb"/>
      <style:text-properties fo:font-size="12pt" officeooo:rsid="00332955" officeooo:paragraph-rsid="00332955" style:font-size-asian="12pt" style:font-size-complex="12pt"/>
    </style:style>
    <style:style style:name="P5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5277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7163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71630" officeooo:paragraph-rsid="00371630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8ef2e" officeooo:paragraph-rsid="0039657a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9657a" officeooo:paragraph-rsid="0039657a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bb0f" officeooo:paragraph-rsid="0044bb0f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55cc4" officeooo:paragraph-rsid="00455cc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f2881" officeooo:paragraph-rsid="003f288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0c991" officeooo:paragraph-rsid="0040c99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4155" officeooo:paragraph-rsid="0042415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b29e" officeooo:paragraph-rsid="0042b29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17fe" officeooo:paragraph-rsid="004317f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fe6b" officeooo:paragraph-rsid="0043fe6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487d2" officeooo:paragraph-rsid="004487d2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e6e8" officeooo:paragraph-rsid="0043e6e8" style:font-size-asian="12pt" style:font-weight-asian="normal" style:font-name-complex="B Nazanin" style:font-size-complex="12pt" style:font-weight-complex="normal"/>
    </style:style>
    <style:style style:name="P7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bf91" officeooo:paragraph-rsid="0048bf91" style:font-size-asian="12pt" style:font-weight-asian="normal" style:font-name-complex="B Nazanin" style:font-size-complex="12pt" style:font-weight-complex="normal"/>
    </style:style>
    <style:style style:name="P7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bf91" officeooo:paragraph-rsid="0048c28a" style:font-size-asian="12pt" style:font-weight-asian="normal" style:font-name-complex="B Nazanin" style:font-size-complex="12pt" style:font-weight-complex="normal"/>
    </style:style>
    <style:style style:name="P7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c28a" officeooo:paragraph-rsid="0048c28a" style:font-size-asian="12pt" style:font-weight-asian="normal" style:font-name-complex="B Nazanin" style:font-size-complex="12pt" style:font-weight-complex="normal"/>
    </style:style>
    <style:style style:name="P8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1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2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3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bold" officeooo:rsid="0048bf91" officeooo:paragraph-rsid="0048bf91" style:font-size-asian="12pt" style:font-weight-asian="bold" style:font-name-complex="B Nazanin" style:font-size-complex="12pt" style:font-weight-complex="bold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1" style:family="text">
      <style:text-properties officeooo:rsid="00262b06"/>
    </style:style>
    <style:style style:name="T12" style:family="text">
      <style:text-properties style:font-name="B Nazanin" style:text-underline-style="none" fo:font-weight="normal" style:font-weight-asian="normal" style:font-weight-complex="normal"/>
    </style:style>
    <style:style style:name="T13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4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5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6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d8a30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font-name="B Nazanin" style:text-underline-style="none" officeooo:rsid="003d8a30" style:font-name-complex="B Nazanin"/>
    </style:style>
    <style:style style:name="T23" style:family="text">
      <style:text-properties style:font-name="B Nazanin" style:text-underline-style="none" officeooo:rsid="00424155" style:font-name-complex="B Nazanin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76643" style:font-weight-asian="normal" style:font-weight-complex="normal"/>
    </style:style>
    <style:style style:name="T26" style:family="text">
      <style:text-properties style:text-underline-style="none" fo:font-weight="normal" officeooo:rsid="002b2394" style:font-weight-asian="normal" style:font-weight-complex="normal"/>
    </style:style>
    <style:style style:name="T27" style:family="text">
      <style:text-properties style:text-underline-style="none" fo:font-weight="normal" officeooo:rsid="002bfbe6" style:font-weight-asian="normal" style:font-weight-complex="normal"/>
    </style:style>
    <style:style style:name="T28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9" style:family="text">
      <style:text-properties style:font-name="Noto Sans" fo:font-weight="normal" style:font-weight-asian="normal" style:font-weight-complex="normal"/>
    </style:style>
    <style:style style:name="T30" style:family="text">
      <style:text-properties style:font-name="Noto Sans" fo:font-weight="normal" officeooo:rsid="00216d87" style:font-weight-asian="normal" style:font-weight-complex="normal"/>
    </style:style>
    <style:style style:name="T31" style:family="text">
      <style:text-properties officeooo:rsid="0048bf91"/>
    </style:style>
    <style:style style:name="T32" style:family="text">
      <style:text-properties officeooo:rsid="0048c28a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8">هسته</text:span><text:span text:style-name="T4"> را بر </text:span><text:span text:style-name="T8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30">f=kqq’/r^2 </text:span><text:span text:style-name="T7">) )</text:span></text:p>
      <text:p text:style-name="P9">تمرین: روند تغییرات را در مورد سه روند تناوبی ذکر شده در کتاب در طرح‌های روبه‌رو مشخص نمایید:</text:p>
      <text:p text:style-name="P5"/>
      <text:p text:style-name="P6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10">هر چه شعاع اتم بزرگ‌تر باشد، اندازه آن بزرگ‌تر است.</text:p>
      <text:p text:style-name="P7"/>
      <text:p text:style-name="P11">روند تغییرات شعاع اتمی</text:p>
      <text:p text:style-name="P8"/>
      <text:p text:style-name="P8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8"><text:span text:style-name="T6">( </text:span><text:span text:style-name="T3">دلیل: طبق قانون کولن: </text:span><text:span text:style-name="T29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8"/>
      <text:p text:style-name="P12">در تناوب: <text:span text:style-name="T11">از چپ به راست </text:span><text:span text:style-name="T1">ـــــ </text:span><text:span text:style-name="T11">می‌شود. دلیل: در هر دوره، تعداد </text:span><text:span text:style-name="T1">ـــــ </text:span><text:span text:style-name="T11">ثابت است اما قدرت </text:span><text:span text:style-name="T1">ـــــ </text:span><text:span text:style-name="T11">از چپ به راست بیشتر می‌شود.</text:span></text:p>
      <text:p text:style-name="P13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4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9">مشخص</text:span><text:span text:style-name="T24"> و </text:span><text:span text:style-name="T9"><text:s/>ثاب</text:span><text:span text:style-name="T10">ت</text:span><text:span text:style-name="T24"> دریا</text:span><text:span text:style-name="T25">فت ـــــ که افزایش الکترون‌ها بر آن مؤثر ـــــ . ( «نیرو»، مانند «انرژی» نیست و تقسیم نمی‌شود. )</text:span></text:p>
      <text:p text:style-name="P20">نتیجه: هر هر دوره از چپ به راست، با افزایش تعداد پروتون‌ها، هر الکترون، جاذبه ـــــ دریافت می‌کند.</text:p>
      <text:p text:style-name="P20"/>
      <text:p text:style-name="P21">بررسی نمودار ۱ ص ۱۳:</text:p>
      <text:p text:style-name="P15"><text:span text:style-name="T24">نکته ۱: در تناوب </text:span><text:span text:style-name="T25">ـــــ </text:span><text:span text:style-name="T24">از چپ به راست، شعاع اتمی عنصر‌ها کاهش می‌یابد.</text:span></text:p>
      <text:p text:style-name="P15"><text:span text:style-name="T24">نکته ۲: بیشترین تفاوت شعاع، بین عنصر‌های گروه‌های </text:span><text:span text:style-name="T25">ـــــ </text:span><text:span text:style-name="T24">و</text:span><text:span text:style-name="T25"> ـــــ </text:span><text:span text:style-name="T24">است. ( عنصر‌های </text:span><text:span text:style-name="T25">ـــــ </text:span><text:span text:style-name="T24">و </text:span><text:span text:style-name="T25">ـــــ </text:span><text:span text:style-name="T24">)</text:span></text:p>
      <text:p text:style-name="P21">نکته ۳: تفاوت شعاع عناصر ( در تناوب ۳ ): بین نافلز‌ها <text:s text:c="9"/>بین فلز‌ها</text:p>
      <text:p text:style-name="P21">( یعنی روند تغییرات شعاع، در اوایل/اواخر تناوب سوم، چشمگیر‌تر است. )</text:p>
      <text:p text:style-name="P21"/>
      <text:p text:style-name="P22">مقایسته تغییرات شعاع و واکنش‌پذیری عنصر‌های گروه ۱، ۲ و ۱۷</text:p>
      <text:p text:style-name="P23">با هم بی‌اندیشیم ص ۱۲: ۱) ـــــ آسانتر الکترون از دست می‌دهد، چون شعاع ـــــ دارد.</text:p>
      <text:p text:style-name="P24">۲) بله/خیر، چون شدت واکنش ـــــ با گاز کلر، بیشتر است. ( ـــــ تر به کلر الکترون می‌دهد. )</text:p>
      <text:p text:style-name="P16"><text:span text:style-name="T24">در واکنش لیتیم و پتاسیم به ترتیب نور ـــــ ، ـــــ و ـــــ ایجاد می‌شود </text:span><text:span text:style-name="T27">( رنگ نور ایجاد شده، با رنگ شعله این ۳ عنصر، یکسان </text:span><text:span text:style-name="T24">ـــــ </text:span><text:span text:style-name="T27">)</text:span></text:p>
      <text:p text:style-name="P17"><text:span text:style-name="T24">انرژی نور </text:span><text:span text:style-name="T26">ـــــ &gt; ـــــ &gt; ـــــ</text:span></text:p>
      <text:p text:style-name="P17"><text:span text:style-name="T26">۳</text:span><text:span text:style-name="T24">) بله/خیر، هرچه شعاع اتمی فلز بزرگ‌تر باشد، </text:span><text:span text:style-name="T26">ـــــ </text:span><text:span text:style-name="T24">تر الکترون از دست می‌دهد، چون:</text:span></text:p>
      <text:p text:style-name="P18"><text:span text:style-name="T24">الکترون(های) بیرونی از هسته </text:span><text:span text:style-name="T26">ـــــ </text:span><text:span text:style-name="T24">و نیروی هسته بر آن(ها) </text:span><text:span text:style-name="T26">ـــــ </text:span><text:span text:style-name="T24">است. ( در فلز‌های گروه‌های اصلی )</text:span></text:p>
      <text:p text:style-name="P19"><text:span text:style-name="T24">واکنش فلز قلیایی </text:span><text:span text:style-name="T28">(M)</text:span><text:span text:style-name="T24"> با گاز کلر:</text:span></text:p>
      <text:p text:style-name="P26"/>
      <text:p text:style-name="P19"><text:span text:style-name="T24">واکنش‌پذیری: </text:span><text:span text:style-name="T26">ـــــ &gt; ـــــ &gt; ـــــ</text:span></text:p>
      <text:p text:style-name="P25"/>
      <text:p text:style-name="P19"><text:span text:style-name="T26">و</text:span><text:span text:style-name="T24">اکنش فلز قلیایی خاکی (M’) با گاز کلر:</text:span></text:p>
      <text:p text:style-name="P26"/>
      <text:p text:style-name="P19"><text:span text:style-name="T24">واکنش‌پذیری: </text:span><text:span text:style-name="T26">ـــــ &gt; ـــــ &gt; ـــــ</text:span></text:p>
      <text:p text:style-name="P19"><text:span text:style-name="T26">و</text:span><text:span text:style-name="T24">اکنش‌پذیزی: فلز قلیایی <text:s text:c="7"/>فلز قلیایی خاکی ( هم تناوب )</text:span></text:p>
      <text:p text:style-name="P19"><text:span text:style-name="T24">دلیل: تعداد لایه </text:span><text:span text:style-name="T26">ـــــ </text:span><text:span text:style-name="T24">اما هسته عنصر‌های گروه </text:span><text:span text:style-name="T26">ـــــ </text:span><text:span text:style-name="T24">قوی‌تر</text:span></text:p>
      <text:p text:style-name="P50">M → M+</text:p>
      <text:p text:style-name="P50">M’ → M’2+</text:p>
      <text:p text:style-name="P48"><text:span text:style-name="T24">تمرین: واکنش‌پذیری عنصر‌های دارای اعداد اتمی ۱۱، ۱۲ و ۱۳ را مقایسه کنید: </text:span><text:span text:style-name="T13">ـــــ &lt; ـــــ &lt; ـــــ</text:span></text:p>
      <text:p text:style-name="P48"><text:span text:style-name="T13">ت</text:span><text:span text:style-name="T12">ذکر مهم: واکنش‌پذیری عنصر‌های واسطه، در مواردی </text:span><text:span text:style-name="T14">از نظام گفته شده، پیروی نمی‌کند.</text:span></text:p>
      <text:p text:style-name="P49">نکته مهم‌تر<text:span text:style-name="T3">: </text:span><text:span text:style-name="T12">در گروه‌های اصلی، استحکام فلز با واکنش‌پذیری آن، رابطه </text:span><text:span text:style-name="T13">ـــــ </text:span><text:span text:style-name="T12">داردو</text:span></text:p>
      <text:p text:style-name="P27">نتیجه؛<text:tab/><text:tab/>واکنش‌پذیری: فلز‌های اصلی<text:tab/><text:tab/><text:tab/>فلز‌های واسطه</text:p>
      <text:p text:style-name="P27"><text:tab/><text:tab/>استحکام: فلز‌های اصلی<text:tab/><text:tab/><text:tab/>فلز‌های واسطه</text:p>
      <text:p text:style-name="P27"/>
      <text:p text:style-name="P51"><text:span text:style-name="T16">در گروه ۱، از بالا به پایین، «خاصیت فلزی </text:span><text:span text:style-name="T12">≡</text:span><text:span text:style-name="T16"> واکنش‌پذیری» ـــــ می‌شود.</text:span></text:p>
      <text:p text:style-name="P28">در گروه ۱۷، از بالا به پایین، «خاصیت ـــــ ≡ واکنش‌پذیری» ـــــ می‌شود.</text:p>
      <text:p text:style-name="P28">به علت ـــــ شدن اثر هسته بر لایه بیرونی از بالا به پایین</text:p>
      <text:p text:style-name="P52"><text:span text:style-name="T15">واکنش‌پذیری*: </text:span><text:span text:style-name="T16">ـــــ &lt; ـــــ &lt; ـــــ</text:span></text:p>
      <text:p text:style-name="P52"><text:span text:style-name="T16">د</text:span><text:span text:style-name="T15">ر تولید لامپ چراغ‌های جلو خودرو از </text:span><text:span text:style-name="T16">ـــــ </text:span><text:span text:style-name="T15">استفاده می‌شود.</text:span></text:p>
      <text:p text:style-name="P53"><text:span text:style-name="T15">ت) با افزایش شعاع، خاصیت نافلزی </text:span><text:span text:style-name="T16">ـــــ </text:span><text:span text:style-name="T15">می‌شود.</text:span></text:p>
      <text:p text:style-name="P53"><text:span text:style-name="T15">* دلیل: در گروه نافلزی؛ شعاع کمتر ← فاصله هسته تا لایه بیرونی </text:span><text:span text:style-name="T16">ـــــ ← </text:span><text:span text:style-name="T15">گرفتن الکترون، </text:span><text:span text:style-name="T16">ـــــ</text:span></text:p>
      <text:p text:style-name="P54"><text:span text:style-name="T21">پ</text:span><text:span text:style-name="T20">رسش مهم</text:span><text:span text:style-name="T15">: کدام هالوژن، در دمای ۴۰۰ درجه سانتی‌گراد با H2 واکنش می‌دهد؟</text:span></text:p>
      <text:p text:style-name="P54"><text:span text:style-name="T15">نکاتی درباره هالوژن‌ها: (هالوژن‌ها در حالت آزاد، سمی/غیرسمی و رنگی/بی‌رنگ، و در حالت ترکیب، </text:span><text:span text:style-name="T16">ـــــ </text:span><text:span text:style-name="T15">و </text:span><text:span text:style-name="T16">ـــــ </text:span><text:span text:style-name="T15">، هستند. )</text:span></text:p>
      <text:p text:style-name="P54"><text:span text:style-name="T15">۱) واژه «هالوژن» به معنی </text:span><text:span text:style-name="T16">ـــــ ـــــ . </text:span><text:span text:style-name="T15">این نافلز‌ها می‌توانند با اغلب فلز‌ها ( به ویژه گروه </text:span><text:span text:style-name="T16">ـــــ </text:span><text:span text:style-name="T15">)</text:span></text:p>
      <text:p text:style-name="P54"><text:span text:style-name="T15">واکنش‌دهند و </text:span><text:span text:style-name="T16">ـــــ </text:span><text:span text:style-name="T15">تولید کنند. مثال:</text:span></text:p>
      <text:p text:style-name="P55"><text:span text:style-name="T15">۲) </text:span><text:span text:style-name="T17">حالت فیزیکی هالوژن‌ها ( در دمای اتاق ): (F2:</text:span><text:span text:style-name="T16"> ـــــ</text:span><text:span text:style-name="T17"> ) (Cl2: </text:span><text:span text:style-name="T16">ـــــ </text:span><text:span text:style-name="T17">) (Br2: </text:span><text:span text:style-name="T16">ـــــ </text:span><text:span text:style-name="T17">) (I2: </text:span><text:span text:style-name="T16">ـــــ </text:span><text:span text:style-name="T17">)</text:span></text:p>
      <text:p text:style-name="P56"><text:span text:style-name="T15">۳) نقطه جوش هالوژن‌ها: </text:span><text:span text:style-name="T16">ـــــ &lt; ـــــ &lt; ـــــ &lt; ـــــ</text:span></text:p>
      <text:p text:style-name="P57"><text:span text:style-name="T16">د</text:span><text:span text:style-name="T15">لیل: در مولکول‌های قطبی/ناقطبی</text:span><text:span text:style-name="T18">، با افزایش جرم و حجم مولکول، نبیروی بین مولکولی </text:span><text:span text:style-name="T16">ـــــ </text:span><text:span text:style-name="T18">می‌شود.</text:span></text:p>
      <text:p text:style-name="P58"><text:span text:style-name="T15">۴) برای تشکیل ترکیب یونی، هالوژن‌ها با </text:span><text:span text:style-name="T16">ـــــ </text:span><text:span text:style-name="T15">یک الکترون به یون </text:span><text:span text:style-name="T16">ـــــ </text:span><text:span text:style-name="T15">تبدیلی می‌شوند.</text:span></text:p>
      <text:p text:style-name="P29">۵) F، Cl، Br و I فلز/نافلز هستند.</text:p>
      <text:p text:style-name="P58"><text:span text:style-name="T15">۶) آنیون‌های تشکلیل شده توسط هالوژن‌ها، یون </text:span><text:span text:style-name="T16">ـــــ </text:span><text:span text:style-name="T15">نامیده می‌شوند. ( مثال: Cl- ← </text:span><text:span text:style-name="T16">ـــــ </text:span><text:span text:style-name="T15">)</text:span></text:p>
      <text:p text:style-name="P58"><text:span text:style-name="T15">۷) هالوژن‌ها در حالت آزاد ( مولکول – اتمی ) بی‌رنگ/رنگ هستند و در حالت آنیون یا ترکیب </text:span><text:span text:style-name="T16">ـــــ ـــــ </text:span><text:span text:style-name="T15">اند.</text:span></text:p>
      <text:p text:style-name="P58"><text:span text:style-name="T15">۸) رنگ هالوژن‌ها: (F2(g) ← </text:span><text:span text:style-name="T16">ـــــ </text:span><text:span text:style-name="T15">) (Cl2(g) ← </text:span><text:span text:style-name="T16">ـــــ </text:span><text:span text:style-name="T15">) (Br2(l) ← </text:span><text:span text:style-name="T16">ـــــ </text:span><text:span text:style-name="T15">) (I2(s) ← </text:span><text:span text:style-name="T16">ـــــ </text:span><text:span text:style-name="T15">)</text:span></text:p>
      <text:p text:style-name="P58"><text:span text:style-name="T15">غیررسمی ( تذکر: I2 در حالت بخار و محلول رنگ </text:span><text:span text:style-name="T16">ـــــ </text:span><text:span text:style-name="T15">مایل به </text:span><text:span text:style-name="T16">ـــــ </text:span><text:span text:style-name="T15">دارد. )</text:span></text:p>
      <text:p text:style-name="P29">رابطه‌ی نمک‌ها و ترکیب‌های یونی</text:p>
      <text:p text:style-name="P58"><text:span text:style-name="T15">همه </text:span><text:span text:style-name="T16">ـــــ </text:span><text:span text:style-name="T15">جزء </text:span><text:span text:style-name="T16">ـــــ ـــــ </text:span><text:span text:style-name="T15">هستند اما برخی </text:span><text:span text:style-name="T16">ـــــ ـــــ </text:span><text:span text:style-name="T15">، </text:span><text:span text:style-name="T16">ـــــ </text:span><text:span text:style-name="T15">محسوب نمی‌شوند مانند </text:span><text:span text:style-name="T16">ـــــ ـــــ</text:span></text:p>
      <text:p text:style-name="P58"><text:span text:style-name="T16">( </text:span><text:span text:style-name="T15">مانند </text:span><text:span text:style-name="T16">ـــــ </text:span><text:span text:style-name="T15">که </text:span><text:span text:style-name="T16">ـــــ </text:span><text:span text:style-name="T15">است و نمک نیست )</text:span></text:p>
      <text:p text:style-name="P29"/>
      <text:p text:style-name="P30">رفتار‌های «کلی» فلز‌ها مشابه است اما تفاوت‌های قابل توجهی نیز دارند به طوری که:</text:p>
      <text:p text:style-name="P31">هر فلز، رفتار‌های « ـــــ » خود را دارد. نمونه: ( شکل‌های حاشیه ص ۱۴ )</text:p>
      <text:p text:style-name="P31">سدیم: نرم/سخت است. با چاقو بریده ـــــ و جلای نقره‌ای آن در مجاورت اکسیژن ـــــ به کندی/سرعت از بین می‌رود و ـــــ می‌شود.</text:p>
      <text:p text:style-name="P31">آهن: محکم ـــــ ( برای ساخت در و پنجره ) و در هوای خشک/مرطوب با ـــــ خوا به ـــــ واکنش می‌دهد و به ـــــ آهن تبدیل می‌شود.</text:p>
      <text:p text:style-name="P31">طلا: در گذر زمان، جلای فلزی خود را ـــــ ـــــ و خوش رنگ و ـــــ می‌ماند. برخی گنبد‌ها و گلدسته‌ها با ـــــ نازکی از طلا ـــــ می‌شود.</text:p>
      <text:p text:style-name="P43">دنیایی رنگی با عنصر‌های دسته d</text:p>
      <text:p text:style-name="P32">رفتاری شبیه فلز‌های دسته ـــــ و ـــــ دارند: ( مانند همه فلز‌ها رسانای ـــــ و ـــــ ـــــ هستند، ـــــ خوارند و قابلیت تبدیل به ـــــ و ـــــ را دارند ) اما هر یک، رفتار‌های ویژه‌ای نیز دارند.</text:p>
      <text:p text:style-name="P69"><text:span text:style-name="T20">فلز‌های دسته d به فلز‌های واسطه/اصلی معروف‌اند در حالی که فلز‌های دسته s و p به فلز‌های </text:span><text:span text:style-name="T22">ـــــ </text:span><text:span text:style-name="T20">شهرت دارند.</text:span></text:p>
      <text:p text:style-name="P70"><text:span text:style-name="T20">اغلب فلز‌های واسطه در طبیعت به شکل ترکیب‌های یونی/مولکولی ( مانند </text:span><text:span text:style-name="T22">ـــــ </text:span><text:span text:style-name="T20">، </text:span><text:span text:style-name="T22">ـــــ </text:span><text:span text:style-name="T20">و غیره </text:span><text:span text:style-name="T23">) یافت می‌شوند.</text:span></text:p>
      <text:p text:style-name="P71"><text:span text:style-name="T20">برای نمونه، آهن، دو اکسید طبیعی FeO ( </text:span><text:span text:style-name="T22">ـــــ </text:span><text:span text:style-name="T20">) و Fe_2O_3 ( </text:span><text:span text:style-name="T22">ـــــ </text:span><text:span text:style-name="T20">) دارد.</text:span></text:p>
      <text:p text:style-name="P72"><text:span text:style-name="T20">اغلب عناصر واسطه، دو ویژگی دارند: ترکیبات </text:span><text:span text:style-name="T22">ـــــ </text:span><text:span text:style-name="T20">و ظرفیت‌های </text:span><text:span text:style-name="T22">ـــــ</text:span></text:p>
      <text:p text:style-name="P72"><text:span text:style-name="T22">ر</text:span><text:span text:style-name="T20">نگ سنگ‌های قیمتی فیروزه ( </text:span><text:span text:style-name="T22">ـــــ </text:span><text:span text:style-name="T20">)، یاقوت ( </text:span><text:span text:style-name="T22">ـــــ </text:span><text:span text:style-name="T20">) و زمرد ( </text:span><text:span text:style-name="T22">ـــــ </text:span><text:span text:style-name="T20">) به علت وجود ترکیبات عناصر واسطه در آن‌ها است.</text:span></text:p>
      <text:p text:style-name="P44">« آرایش الکترونی فلز‌های واسطه »</text:p>
      <text:p text:style-name="P73"><text:span text:style-name="T20">زیر لایه </text:span><text:span text:style-name="T22">ـــــ </text:span><text:span text:style-name="T20">در آن‌ها در حال پر شدن است:</text:span></text:p>
      <text:p text:style-name="P73"><text:span text:style-name="T20">_{26}Fe^{3+}: </text:span><text:span text:style-name="T22">ـــــ / </text:span><text:span text:style-name="T20">_{26}Fe^{+2}: </text:span><text:span text:style-name="T22">ـــــ / </text:span><text:span text:style-name="T20">_{26}Fe: [ </text:span><text:span text:style-name="T22">ـــــ </text:span><text:span text:style-name="T20">]</text:span></text:p>
      <text:p text:style-name="P34">نکته مهم: زیرلایه 4s نسبت به 3d؛</text:p>
      <text:p text:style-name="P73"><text:span text:style-name="T20">زودتر/دیرتر پر می‌شود: چون سطح انرژی </text:span><text:span text:style-name="T22">ـــــ </text:span><text:span text:style-name="T20">دارد، و </text:span><text:span text:style-name="T22">ـــــ </text:span><text:span text:style-name="T20">خالی می‌شود: چون </text:span><text:span text:style-name="T22">ـــــ ـــــ ـــــ</text:span></text:p>
      <text:p text:style-name="P59"><text:span text:style-name="T22">ت</text:span><text:span text:style-name="T20">ست –</text:span><text:span text:style-name="T15"> آرایش الکترونی [Ar]3d^5 متعلق به چند مورد از موارد زیر می‌تواند باشد؟</text:span></text:p>
      <text:list text:style-name="L1">
        <text:list-item>
          <text:p text:style-name="P76">اتم</text:p>
        </text:list-item>
        <text:list-item>
          <text:p text:style-name="P76">کاتیون</text:p>
        </text:list-item>
        <text:list-item>
          <text:p text:style-name="P76">آنیون</text:p>
        </text:list-item>
      </text:list>
      <text:p text:style-name="P35">۱) فقط اتم<text:tab/>۲) فقط آنیون<text:tab/>۳) اتم و آنیون<text:tab/>۴) فقط کاتیون<text:tab/>۵) فقط یون</text:p>
      <text:p text:style-name="P36">خود را بیازمایید صفحه ۱۶ ( به همراه تمرین آرایش الکترونی چند عنصر واسطه دیگر )</text:p>
      <text:p text:style-name="P37"/>
      <text:p text:style-name="P45">«نکاتی درباره عناصر واسطه تناوب ۴»</text:p>
      <text:p text:style-name="P74"><text:span text:style-name="T20">۱) همه، ترکیبات </text:span><text:span text:style-name="T22">ـــــ </text:span><text:span text:style-name="T20">دارند، به جز </text:span><text:span text:style-name="T22">ـــــ </text:span><text:span text:style-name="T20">و </text:span><text:span text:style-name="T22">ـــــ</text:span></text:p>
      <text:p text:style-name="P74"><text:span text:style-name="T22">۲</text:span><text:span text:style-name="T20">) همه، ظرفیت‌های </text:span><text:span text:style-name="T22">ـــــ </text:span><text:span text:style-name="T20">دارند، به جز </text:span><text:span text:style-name="T22">ـــــ </text:span><text:span text:style-name="T20">( ظرفیت = </text:span><text:span text:style-name="T22">ـــــ </text:span><text:span text:style-name="T20">) و </text:span><text:span text:style-name="T22">ـــــ </text:span><text:span text:style-name="T20">( ظرفیت = </text:span><text:span text:style-name="T22">ـــــ </text:span><text:span text:style-name="T20">)</text:span></text:p>
      <text:p text:style-name="P74"><text:span text:style-name="T20">۳) مجموع ارقام عدد اتمی = شماره </text:span><text:span text:style-name="T22">ـــــ </text:span><text:span text:style-name="T20">( به جز </text:span><text:span text:style-name="T22">ـــــ </text:span><text:span text:style-name="T20">) مثال: ( شماره </text:span><text:span text:style-name="T22">ـــــ </text:span><text:span text:style-name="T20">= </text:span><text:span text:style-name="T22">ـــــ </text:span><text:span text:style-name="T20">+ </text:span><text:span text:style-name="T22">ـــــ </text:span><text:span text:style-name="T20">_{26}Fe</text:span></text:p>
      <text:p text:style-name="P74"><text:span text:style-name="T20">۴) رقم «دهگان» و «یکان» در عدد اتمی، به ترتیب برابر با شمار الکترون‌های </text:span><text:span text:style-name="T22">ـــــ </text:span><text:span text:style-name="T20">و </text:span><text:span text:style-name="T22">ـــــ </text:span><text:span text:style-name="T20">است ( به جز </text:span><text:span text:style-name="T22">ـــــ </text:span><text:span text:style-name="T20">، </text:span><text:span text:style-name="T22">ـــــ </text:span><text:span text:style-name="T20">و </text:span><text:span text:style-name="T22">ـــــ </text:span><text:span text:style-name="T20">). مثال:</text:span></text:p>
      <text:p text:style-name="P37">_{26}Fe: [Ar]4s 3d</text:p>
      <text:p text:style-name="P37">۵) ظرفیت اصلی ( کمترین ظرفیت ) و بیشترین ظرفیت عناصر واسطه تناوب ۴:</text:p>
      <text:p text:style-name="P37">( ممکن است برخی از این عناصر، ظرفیت‌های دیگری بین این دو ظرفیت داشته باشند )</text:p>
      <text:p text:style-name="P74"><text:span text:style-name="T20">۶) فقط </text:span><text:span text:style-name="T22">ـــــ </text:span><text:span text:style-name="T20">می‌تواند با کمترین ظرفیت ( ظرفیت اصلی ) و « </text:span><text:span text:style-name="T22">ـــــ </text:span><text:span text:style-name="T20">ظرفیت » خود، به آرایش الکترونی گاز نجیب برسد.</text:span></text:p>
      <text:p text:style-name="P75"><text:span text:style-name="T20">۷) در این عناصر، ظرفیت اصلی ( کمترین ظرفیت ) برابر با </text:span><text:span text:style-name="T22">ـــــ </text:span><text:span text:style-name="T20">است. ( به جز </text:span><text:span text:style-name="T22">ـــــ </text:span><text:span text:style-name="T20">و </text:span><text:span text:style-name="T22">ـــــ </text:span><text:span text:style-name="T20">)</text:span></text:p>
      <text:p text:style-name="P75"><text:span text:style-name="T20">خود را بیازمایید صفحه ۱۷: الف) اسکاندیم ( </text:span><text:span text:style-name="T22">ـــــ </text:span><text:span text:style-name="T20">)، نخستین فلز </text:span><text:span text:style-name="T22">ـــــ </text:span><text:span text:style-name="T20">جدول دوره‌ای است.</text:span></text:p>
      <text:p text:style-name="P75"><text:span text:style-name="T20">در وسایل خانه، مانند </text:span><text:span text:style-name="T22">ـــــ ـــــ </text:span><text:span text:style-name="T20">و برخی </text:span><text:span text:style-name="T22">ـــــ ـــــ </text:span><text:span text:style-name="T20">وجود دارد.</text:span></text:p>
      <text:p text:style-name="P60"><text:span text:style-name="T20">طلا ( </text:span><text:span text:style-name="T19">ـــــ </text:span><text:span text:style-name="T15">)</text:span></text:p>
      <text:p text:style-name="P38">طلا افزون بر ویژگی‌های مشترک با سایر فلز‌ها، ویژگی‌های منحصر به فردی نیز دارد.</text:p>
      <text:p text:style-name="P61"><text:span text:style-name="T15">بسیار </text:span><text:span text:style-name="T19">ـــــ </text:span><text:span text:style-name="T15">* و </text:span><text:span text:style-name="T19">ـــــ ـــــ </text:span><text:span text:style-name="T15">است. به راحتی به </text:span><text:span text:style-name="T19">ـــــ </text:span><text:span text:style-name="T15">و </text:span><text:span text:style-name="T19">ـــــ </text:span><text:span text:style-name="T15">بسیار نازک ( </text:span><text:span text:style-name="T19">ـــــ </text:span><text:span text:style-name="T15">طلا ) تبدیل می‌شود. رساینایی الکتریکی آن، </text:span><text:span text:style-name="T19">ـــــ </text:span><text:span text:style-name="T15">است و در شرایط گوناگون دمایی، این رسانایی </text:span><text:span text:style-name="T19">ـــــ ـــــ ـــــ </text:span><text:span text:style-name="T15">با </text:span><text:span text:style-name="T19">ـــــ </text:span><text:span text:style-name="T15">های موجود در هواکره و </text:span><text:span text:style-name="T19">ـــــ </text:span><text:span text:style-name="T15">، واکنش </text:span><text:span text:style-name="T19">ـــــ . </text:span><text:span text:style-name="T15">( ساخت وسایل الکتریکی شکل صفحه ۱۷ )</text:span></text:p>
      <text:p text:style-name="P62"><text:span text:style-name="T15">پرتو‌های خورشیدی، از روی ورقه طلا، </text:span><text:span text:style-name="T19">ـــــ </text:span><text:span text:style-name="T15">زیادی دارند.</text:span></text:p>
      <text:p text:style-name="P62"><text:span text:style-name="T15">طلا در طبیعت به صورت </text:span><text:span text:style-name="T19">ـــــ </text:span><text:span text:style-name="T15">( </text:span><text:span text:style-name="T19">ـــــ </text:span><text:span text:style-name="T15">) یافت می‌شود و مقدارش در معادن، بسیار </text:span><text:span text:style-name="T19">ـــــ </text:span><text:span text:style-name="T15">است. برای استخراج آن، باید حجم </text:span><text:span text:style-name="T19">ـــــ </text:span><text:span text:style-name="T15">از </text:span><text:span text:style-name="T19">ـــــ </text:span><text:span text:style-name="T15">معدن استفاده شود. «استخراج طلا»، آثار </text:span><text:span text:style-name="T19">ـــــ ـــــ </text:span><text:span text:style-name="T15">بر محیط زیست برجای می‌گذارد.</text:span></text:p>
      <text:p text:style-name="P62"><text:span text:style-name="T15">دانشمندان، به دنبال راه‌های جدید برای </text:span><text:span text:style-name="T19">ـــــ </text:span><text:span text:style-name="T15">فلز‌ها هستند که ضمن بهره‌بداری از </text:span><text:span text:style-name="T19">ـــــ </text:span><text:span text:style-name="T15">، منجر به کاهش </text:span><text:span text:style-name="T19">ـــــ ـــــ </text:span><text:span text:style-name="T15">محیط زیستی شود و با </text:span><text:span text:style-name="T19">ـــــ </text:span><text:span text:style-name="T15">هماهنگ باشد.</text:span></text:p>
      <text:p text:style-name="P62"><text:span text:style-name="T15">* طلا به اندازه‌ای </text:span><text:span text:style-name="T19">ـــــ </text:span><text:span text:style-name="T15">و </text:span><text:span text:style-name="T19">ـــــ </text:span><text:span text:style-name="T15">است که می‌توان چند گرم از آن را با چکش‌کاری، به </text:span><text:span text:style-name="T19">ـــــ </text:span><text:span text:style-name="T15">با مساحت چند متر مربع تبدیل کرد.</text:span></text:p>
      <text:p text:style-name="P46">«عنصر‌ها به چه شکلی در طبیعت یافت می‌شوند؟»</text:p>
      <text:p text:style-name="P62"><text:span text:style-name="T15">شکل ۹ صفحه ۱۸: </text:span><text:span text:style-name="T19">ـــــ ـــــ </text:span><text:span text:style-name="T15">، </text:span><text:span text:style-name="T19">ـــــ ـــــ </text:span><text:span text:style-name="T15">، </text:span><text:span text:style-name="T19">ـــــ </text:span><text:span text:style-name="T15">(II) </text:span><text:span text:style-name="T19">ـــــ </text:span><text:span text:style-name="T15">و </text:span><text:span text:style-name="T19">ـــــ </text:span><text:span text:style-name="T15">، نمونه‌هایی از «کانی‌های» موجود در طبیعت هستند.</text:span></text:p>
      <text:p text:style-name="P39">اغلب عناصر در طبیعت، به شکل آزاد/ترکیب یافت می‌شوند، هرچند،</text:p>
      <text:p text:style-name="P62"><text:span text:style-name="T15">برخی نافلز‌ها مانند </text:span><text:span text:style-name="T19">ـــــ </text:span><text:span text:style-name="T15">، </text:span><text:span text:style-name="T19">ـــــ </text:span><text:span text:style-name="T15">و </text:span><text:span text:style-name="T19">ـــــ</text:span></text:p>
      <text:p text:style-name="P62"><text:span text:style-name="T19">و </text:span><text:span text:style-name="T15">برخی فلز‌ها مانند </text:span><text:span text:style-name="T19">ـــــ </text:span><text:span text:style-name="T15">، </text:span><text:span text:style-name="T19">ـــــ </text:span><text:span text:style-name="T15">و </text:span><text:span text:style-name="T19">ـــــ </text:span><text:span text:style-name="T15">به شکل آزاد در طبیعت وجود دارند.</text:span></text:p>
      <text:p text:style-name="P62"><text:span text:style-name="T15">( البته نافلز‌های مذکور، و نیز فلز </text:span><text:span text:style-name="T19">ـــــ </text:span><text:span text:style-name="T15">به شکل </text:span><text:span text:style-name="T19">ـــــ </text:span><text:span text:style-name="T15">نیز در طبیعت یافت می‌شوند. )</text:span></text:p>
      <text:p text:style-name="P63"><text:span text:style-name="T15">در میان فلز‌ها، تنها «طلا» به شکل </text:span><text:span text:style-name="T19">ـــــ </text:span><text:span text:style-name="T15">ها یا </text:span><text:span text:style-name="T19">ـــــ </text:span><text:span text:style-name="T15">های «زرد»، لا به لای خاک یافت می‌شود. ( حاشیه صفحه ۱۸ )</text:span></text:p>
      <text:p text:style-name="P47">«حالت آزاد»</text:p>
      <text:p text:style-name="P64"><text:span text:style-name="T15">در یک عنصر یعنی، اتم‌های آن با اتمی </text:span><text:span text:style-name="T19">ـــــ</text:span></text:p>
      <text:p text:style-name="P64"><text:span text:style-name="T19">۱</text:span><text:span text:style-name="T15">) از عنصر دیگر پیوند نداده باشد.<text:tab/>۲) دیگر پیوند نداده باشد.<text:tab/>(شماره </text:span><text:span text:style-name="T19">ـــــ </text:span><text:span text:style-name="T15">= ترکیب )</text:span></text:p>
      <text:p text:style-name="P64"><text:span text:style-name="T20">پرسش – </text:span><text:span text:style-name="T15">چند مورد، حالت آزاد هیدروژن است؟</text:span></text:p>
      <text:p text:style-name="P40">۱)<text:tab/>H<text:tab/>۲)H-Cl<text:tab/>۳) H-H</text:p>
      <text:p text:style-name="P65"><text:span text:style-name="T20">روش شناسایی کاتیون‌های آهن ( واکنش‌ها، موازنه شوند. ) </text:span><text:span text:style-name="T15">( کاوش کنید ۱ صفحه ۱۹ )</text:span></text:p>
      <text:p text:style-name="P64"><text:span text:style-name="T15">ج) آزمایش ۱ صفحه ۱۹ ( شناسایی Fe^{2+} ) به کمک یون </text:span><text:span text:style-name="T19">ـــــ</text:span></text:p>
      <text:p text:style-name="P41">(aq)+ <text:s text:c="2"/>(aq) → <text:s text:c="2"/>(s)+ <text:s text:c="2"/>(aq)</text:p>
      <text:p text:style-name="P64"><text:span text:style-name="T15">ث) رسوب </text:span><text:span text:style-name="T19">ـــــ </text:span><text:span text:style-name="T15">رنگ<text:tab/><text:tab/>چ) یون </text:span><text:span text:style-name="T19">ـــــ </text:span><text:span text:style-name="T15">، شناساگر یون </text:span><text:span text:style-name="T19">ـــــ </text:span><text:span text:style-name="T15">است.</text:span></text:p>
      <text:p text:style-name="P64"><text:span text:style-name="T15">پ) آزمایش ۲ صفحه ۱۹ ( شناسایی Fe^{3+} ) به کمک یون </text:span><text:span text:style-name="T19">ـــــ</text:span></text:p>
      <text:p text:style-name="P66"><text:span text:style-name="T19">(</text:span><text:span text:style-name="T15">aq)+ <text:s text:c="3"/>(aq) → <text:s text:c="2"/>(s)+ <text:s text:c="3"/>(aq)</text:span></text:p>
      <text:p text:style-name="P64"><text:span text:style-name="T19">ب</text:span><text:span text:style-name="T15">) رسوب </text:span><text:span text:style-name="T19">ـــــ<text:tab/><text:tab/><text:tab/></text:span><text:span text:style-name="T15">ت) یون </text:span><text:span text:style-name="T19">ـــــ </text:span><text:span text:style-name="T15">، شناساگر یون </text:span><text:span text:style-name="T19">ـــــ </text:span><text:span text:style-name="T15">نیز هست.</text:span></text:p>
      <text:p text:style-name="P64"><text:span text:style-name="T15">تذکر: روش شناسایی یک ذره، باید </text:span><text:span text:style-name="T19">ـــــ </text:span><text:span text:style-name="T15">«ویژه» و مشخص، ایجاد کند، به شکلی که؛</text:span></text:p>
      <text:p text:style-name="P64"><text:span text:style-name="T15">یون مورد نظر/یون شناساگر، فقط با یون مورد نظر/یون شناساگر، آن </text:span><text:span text:style-name="T19">ـــــ </text:span><text:span text:style-name="T15">را ایجاد کند.</text:span></text:p>
      <text:p text:style-name="P64"><text:span text:style-name="T15">نکته ۱: دو ترکیب یونی، در محلول </text:span><text:span text:style-name="T19">ـــــ </text:span><text:span text:style-name="T15">( </text:span><text:span text:style-name="T19">ـــــ </text:span><text:span text:style-name="T15">)، فقط به شرطی واکنش می‌دهند که </text:span><text:span text:style-name="T19">ـــــ </text:span><text:span text:style-name="T15">یا </text:span><text:span text:style-name="T19">ـــــ </text:span><text:span text:style-name="T15">یا </text:span><text:span text:style-name="T19">ـــــ </text:span><text:span text:style-name="T15">تولید شود.</text:span></text:p>
      <text:p text:style-name="P64"><text:span text:style-name="T15">نکته ۲: در واکنش جابه‌جایی دوگانه، ظرفیت هر ذره، در دو طرف واکنش یکسان </text:span><text:span text:style-name="T19">ـــــ</text:span></text:p>
      <text:p text:style-name="P64"><text:span text:style-name="T15">آزمایش ۳ صفحه ۱۹: </text:span><text:span text:style-name="T19">( </text:span><text:span text:style-name="T15">واکنش‌ها موازنه شوند. ) ابتدا، میخ زنگ‌زده را در محلول Hcl وارد می‌کنیم:</text:span></text:p>
      <text:p text:style-name="P66"><text:span text:style-name="T15">ب) Fe_2O_3(s)+HCl(aq) → </text:span><text:span text:style-name="T19">ـــــ </text:span><text:span text:style-name="T15">(aq) + _____ ( </text:span><text:span text:style-name="T19">ـــــ </text:span><text:span text:style-name="T15">)</text:span></text:p>
      <text:p text:style-name="P40">سپس، به این سامانه، محلول آبی «سود» می‌افزاییم:</text:p>
      <text:p text:style-name="P66"><text:span text:style-name="T15">پ) ____ (aq) + <text:s text:c="2"/>NaOH(aq) → </text:span><text:span text:style-name="T19">ـــــ </text:span><text:span text:style-name="T15">(s) + </text:span><text:span text:style-name="T19">ـــــ </text:span><text:span text:style-name="T15">(aq)</text:span></text:p>
      <text:p text:style-name="P64"><text:span text:style-name="T15">ت) رسوب </text:span><text:span text:style-name="T19">ـــــ<text:tab/><text:tab/><text:tab/></text:span><text:span text:style-name="T15">ث) این دو واکنش نشانگر وجود یون </text:span><text:span text:style-name="T19">ـــــ </text:span><text:span text:style-name="T15">در زنگ آهن ( </text:span><text:span text:style-name="T19">ـــــ </text:span><text:span text:style-name="T15">) است.</text:span></text:p>
      <text:p text:style-name="P64"><text:span text:style-name="T15">یادداشت ( در حد کتاب درسی شیمی ۳): اغلب عناصر فلزی می‌توانند با Hcl(aq) یک مولار، واکنش دهند به جز فلز‌های APAC ( </text:span><text:span text:style-name="T19">ـــــ </text:span><text:span text:style-name="T15">، </text:span><text:span text:style-name="T19">ـــــ </text:span><text:span text:style-name="T15">، </text:span><text:span text:style-name="T19">ـــــ </text:span><text:span text:style-name="T15">، </text:span><text:span text:style-name="T19">ـــــ </text:span><text:span text:style-name="T15">)</text:span></text:p>
      <text:p text:style-name="P40">کاوش کنید ۲ صفحه ۲۰:</text:p>
      <text:p text:style-name="P41">(I) Fe(s) + CuSO_4(aq) →</text:p>
      <text:p text:style-name="P41">(II) Cu(s) + FeSO_4(aq) →</text:p>
      <text:p text:style-name="P64"><text:span text:style-name="T15">در واکنش (I)، فلز سمت چپ ( </text:span><text:span text:style-name="T19">ـــــ </text:span><text:span text:style-name="T15">) واکنش را انجام</text:span><text:span text:style-name="T19"> ـــــ </text:span><text:span text:style-name="T15">است. ( </text:span><text:span text:style-name="T19">ـــــ </text:span><text:span text:style-name="T15">می‌تواند به </text:span><text:span text:style-name="T19">ـــــ </text:span><text:span text:style-name="T15">الکترون دهد. )</text:span></text:p>
      <text:p text:style-name="P64"><text:span text:style-name="T15">در واکنش (II)،‌فلز سمت چپ ( </text:span><text:span text:style-name="T19">ـــــ </text:span><text:span text:style-name="T15">) واکنش را انجام </text:span><text:span text:style-name="T19">ـــــ </text:span><text:span text:style-name="T15">است. ( </text:span><text:span text:style-name="T19">ـــــ </text:span><text:span text:style-name="T15">نمی‌تواند به </text:span><text:span text:style-name="T19">ـــــ </text:span><text:span text:style-name="T15">الکترون دهد. )</text:span></text:p>
      <text:p text:style-name="P67"><text:span text:style-name="T15">نتیجه: </text:span><text:span text:style-name="T19">ـــــ </text:span><text:span text:style-name="T15">از </text:span><text:span text:style-name="T19">ـــــ </text:span><text:span text:style-name="T15">واکنش‌پذیر‌تر است.</text:span></text:p>
      <text:p text:style-name="P67"><text:span text:style-name="T15">نکته ۳: در واکنش جابه‌جایی یگانه، حتماً در واکنش، بار </text:span><text:span text:style-name="T19">ـــــ </text:span><text:span text:style-name="T15">ذره تغییر می‌کند.</text:span></text:p>
      <text:p text:style-name="P67"><text:span text:style-name="T15">نکته ۴: اگر واکنش «فلزی» با محلول آبی کاتیون «فلز» دیگر، خود به خود انجام‌پذیر باشد، واکنش عکس ( برگشت )، حتماً </text:span><text:span text:style-name="T19">ـــــ </text:span><text:span text:style-name="T15">خود به خودی است.</text:span></text:p>
      <text:p text:style-name="P42"/>
      <text:p text:style-name="P67"><text:soft-page-break/><text:span text:style-name="T15">خوب است بدانیم:</text:span></text:p>
      <text:p text:style-name="P68"><text:span text:style-name="T15">Fe + HCl → </text:span><text:span text:style-name="T19">ـــــ </text:span><text:span text:style-name="T15">+ H_2<text:tab/>/<text:tab/>Fe+Cl_2 → </text:span><text:span text:style-name="T19">ـــــ</text:span></text:p>
      <text:p text:style-name="P33"/>
      <text:p text:style-name="P83">«واکنش‌پذیری»</text:p>
      <text:p text:style-name="P77">واکنش‌پذیری هر فلز ( و به طور کلی هر عنصر ) تمایل آن را برای انجام ـــــ ـــــ نشان می‌دهد.*</text:p>
      <text:p text:style-name="P77">هرچه عنصری واکنش‌پذیرتر باشد، تمایل آن را برای انجام واکنش ( تبدیل ـــــ به ـــــ ) بیشتر است. برای مقایسه، تعدادی فلز، از لحاظ واکنش‌پذیری در سه دسته قرار گرفته‌اند:</text:p>
      <text:p text:style-name="P77">با هم بیندیشیم صفحه ۲۰: ( با توجه به جدول پایین صفحه ۲۰ به پرسش‌ها پاسخ دهید )</text:p>
      <text:p text:style-name="P77">واکنش‌پذیری: ( زیاد: ـــــ ، ـــــ ) ( کم: ـــــ ، ـــــ ) ( ناچیز: ـــــ ، ـــــ و ـــــ )</text:p>
      <text:p text:style-name="P78">الف<text:span text:style-name="T32">) در «شرایط یکسان»، فلز‌ها با واکنش‌پذیری </text:span>ـــــ <text:span text:style-name="T32">، تمایل </text:span>ـــــ <text:span text:style-name="T32">به تشکیل </text:span>ـــــ <text:span text:style-name="T32">نشان می‌دهند.</text:span></text:p>
      <text:p text:style-name="P79">ب) در «شرایط یکسان»، سرعت واکنش‌دادن در هوای مرطوب: <text:span text:style-name="T31">ـــــ &lt; ـــــ &lt; ـــــ</text:span></text:p>
      <text:p text:style-name="P79">پ) تأمین شرایط نگهداری فلز‌ها با واکنش‌پذیری <text:span text:style-name="T31">ـــــ </text:span>، دشوارتر است.</text:p>
      <text:p text:style-name="P80">( چون با کمترین مقدار مواد، از جمله <text:span text:style-name="T31">ـــــ </text:span>هوا، واکنش می‌دهند و فعالیت شیمیایی آن‌ها <text:span text:style-name="T31">ـــــ </text:span>است. )</text:p>
      <text:p text:style-name="P80">ت) به طور کلی، در هر واکنش شیمیایی که به طور طبیعی ( خود به خود ) انجام می‌شود؛</text:p>
      <text:p text:style-name="P80">واکنش‌پذیری: واکنش‌دهنده‌ها <text:s text:c="6"/>فرآورده‌ها<text:tab/><text:tab/>پایداری: واکنش‌دهنده‌ها <text:s text:c="7"/>فرآورده‌ها</text:p>
      <text:p text:style-name="P80">با هم بیندیشیم صفحه ۲۱</text:p>
      <text:p text:style-name="P80">ت)</text:p>
      <text:p text:style-name="P80">واکنش‌پذیری: Na <text:s text:c="5"/>Fe</text:p>
      <text:p text:style-name="P82">Na_2O + C(s) <text:s/>delta → Na_2O(s) + Fe(s)</text:p>
      <text:p text:style-name="P82">Na_2O(s) + Fe(s) delta → <text:span text:style-name="T31">ـــــ</text:span></text:p>
      <text:p text:style-name="P80">ث)</text:p>
      <text:p text:style-name="P80">واکنش‌پذیری: Na <text:s text:c="6"/>C</text:p>
      <text:p text:style-name="P82">Na_2O + C(s) delta → <text:span text:style-name="T31">ـــــ</text:span></text:p>
      <text:p text:style-name="P82">CO_2(g) + Na(s) delta → <text:span text:style-name="T31">ـــــ</text:span></text:p>
      <text:p text:style-name="P80">به طور کلی:</text:p>
      <text:p text:style-name="P82">فلز: MX + M’ → M’X + M \Rightarrow<text:tab/><text:tab/>M<text:tab/>M’ <text:s/>:واکنش‌پذیری</text:p>
      <text:p text:style-name="P82">نافلز: MX + Z → MZ + X \Rightarrow<text:tab/><text:tab/>X<text:tab/>Z <text:s text:c="3"/>:واکنش‌پذیری</text:p>
      <text:p text:style-name="P82">نافلز: XY + Z → XZ + Y \Rightarrow<text:tab/><text:tab/><text:tab/>Y<text:tab/>Z <text:s text:c="3"/>:واکنش‌پذیری</text:p>
      <text:p text:style-name="P80">واکنش‌پذیری: Cu<text:tab/><text:tab/>Zn</text:p>
      <text:p text:style-name="P80">موازنه:</text:p>
      <text:p text:style-name="P82">Zn(s) + CuSO_4(aq) → <text:span text:style-name="T31">ـــــ </text:span>(aq) + <text:span text:style-name="T31">ـــــ </text:span>(s)</text:p>
      <text:p text:style-name="P82"><text:soft-page-break/>Cu(s) + ZnSO_4(aq) → ـــــ</text:p>
      <text:p text:style-name="P80">واکنش‌پذیری: Cu<text:tab/><text:tab/>Al</text:p>
      <text:p text:style-name="P82">Al(s) + CuSO_4(aq) → ـــــ (aq) + ـــــ (s)</text:p>
      <text:p text:style-name="P82">Cu + Al_2(SO_4)_3(aq) → ـــــ</text:p>
      <text:p text:style-name="P80">واکنش‌پذیری: Cu<text:tab/><text:tab/>Fe</text:p>
      <text:p text:style-name="P82">FeO(s) + Cu(s) → ـــــ</text:p>
      <text:p text:style-name="P82">CuO(s) + Fe(s) → ـــــ</text:p>
      <text:p text:style-name="P80">* اصطلاح «مس فلزی» به عنصر مس در حالت اتم/کاتیون-ترکیب اشاره دارد. عنصر می در حالت ـــــ یا ـــــ خاصیت فلزی</text:p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6T11:11:35.505703163</dc:date>
    <meta:editing-duration>P1DT9H21M4S</meta:editing-duration>
    <meta:editing-cycles>44</meta:editing-cycles>
    <meta:generator>LibreOffice/7.5.5.2$Linux_X86_64 LibreOffice_project/50$Build-2</meta:generator>
    <meta:document-statistic meta:table-count="0" meta:image-count="0" meta:object-count="0" meta:page-count="12" meta:paragraph-count="189" meta:word-count="2613" meta:character-count="12959" meta:non-whitespace-character-count="10448"/>
  </office:meta>
</office:document-meta>
</file>